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ddbb21" officeooo:paragraph-rsid="00e1f47c" style:font-size-asian="14pt" style:font-size-complex="14pt"/>
    </style:style>
    <style:style style:name="P6" style:family="paragraph" style:parent-style-name="Standard">
      <style:text-properties fo:font-size="14pt" officeooo:rsid="00e1f47c" officeooo:paragraph-rsid="00e1f47c" style:font-size-asian="14pt" style:font-size-complex="14pt"/>
    </style:style>
    <style:style style:name="P7" style:family="paragraph" style:parent-style-name="Standard">
      <style:text-properties fo:font-size="14pt" fo:font-style="italic" style:font-size-asian="14pt" style:font-style-asian="italic" style:font-size-complex="14pt" style:font-style-complex="italic"/>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list-style-name="L1">
      <style:text-properties fo:font-size="14pt" officeooo:rsid="00e1f47c" officeooo:paragraph-rsid="00e1f47c" style:font-size-asian="14pt" style:font-size-complex="14pt"/>
    </style:style>
    <style:style style:name="P10" style:family="paragraph" style:parent-style-name="Standard" style:list-style-name="L1">
      <style:text-properties fo:font-size="14pt" officeooo:rsid="00e43464" officeooo:paragraph-rsid="00e43464" style:font-size-asian="14pt" style:font-size-complex="14pt"/>
    </style:style>
    <style:style style:name="P11" style:family="paragraph" style:parent-style-name="Standard">
      <style:text-properties fo:font-size="14pt" officeooo:paragraph-rsid="00e43464" style:font-size-asian="14pt" style:font-size-complex="14pt"/>
    </style:style>
    <style:style style:name="P12" style:family="paragraph" style:parent-style-name="Standard">
      <style:text-properties style:text-position="0% 100%" fo:font-size="14pt" officeooo:rsid="00e43464" officeooo:paragraph-rsid="00e43464" style:font-size-asian="14pt" style:font-size-complex="14pt"/>
    </style:style>
    <style:style style:name="P13" style:family="paragraph" style:parent-style-name="Standard">
      <style:paragraph-properties fo:text-align="center" style:justify-single-word="false"/>
      <style:text-properties fo:font-size="20pt" fo:font-weight="bold" officeooo:paragraph-rsid="00e43464" style:font-size-asian="20pt" style:font-weight-asian="bold" style:font-size-complex="20pt" style:font-weight-complex="bold"/>
    </style:style>
    <style:style style:name="T1" style:family="text">
      <style:text-properties officeooo:rsid="00d89bbb"/>
    </style:style>
    <style:style style:name="T2" style:family="text">
      <style:text-properties officeooo:rsid="00e1f47c"/>
    </style:style>
    <style:style style:name="T3" style:family="text">
      <style:text-properties officeooo:rsid="00e4346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2">Multiply in memory - mfMultiply</text:span>.</text:p>
      <text:p text:style-name="P1">Richard Parker <text:span text:style-name="T2">12.7</text:span>.201<text:span text:style-name="T2">9</text:span></text:p>
      <text:p text:style-name="P7"/>
      <text:p text:style-name="P8">Section 1 – Introduction<text:span text:style-name="T1">.</text:span></text:p>
      <text:p text:style-name="P4"/>
      <text:p text:style-name="P5">The <text:span text:style-name="T2">first job planned for the memfunc is the mfMultiply routine, aimed a tmultiplication with start and end in Dfmt in memory, but using the thread-farm and proggies to do the matrix multiplication at the maximum possible speed.</text:span></text:p>
      <text:p text:style-name="P5"/>
      <text:p text:style-name="P6">Several of the issues that have plagued the disk-based implementation (for example chopping on disk, and the strategic choices that exist as to how much is read in at once) are no longer available, but there remain some strategic choices that must be settled before implementation can begin. <text:s text:c="2"/>This document considers those strategic choices, with the aim of clarifying at least an initial specification before implementation.</text:p>
      <text:p text:style-name="P6"/>
      <text:p text:style-name="P6">As I see it so far, the issues to consider are . . .</text:p>
      <text:p text:style-name="P6"/>
      <text:list xml:id="list47292026809631465" text:style-name="L1">
        <text:list-item>
          <text:p text:style-name="P9">How many accumulators should be fired up for each block of the answer?</text:p>
        </text:list-item>
        <text:list-item>
          <text:p text:style-name="P10">Need to keep the number of cauldrons minimized by vertical chopping of B.</text:p>
        </text:list-item>
        <text:list-item>
          <text:p text:style-name="P9">Where is the cutoff between Dfmt and HPMI (assuming both are available)?</text:p>
        </text:list-item>
        <text:list-item>
          <text:p text:style-name="P9">Choose a sweet spot between concurrency and big blocks.</text:p>
        </text:list-item>
        <text:list-item>
          <text:p text:style-name="P9">Can we gain by keeping blocks in Afmt, Bfmt, Cfmt?</text:p>
        </text:list-item>
        <text:list-item>
          <text:p text:style-name="P9">Should we always use concurrency, even for small matrices.</text:p>
        </text:list-item>
        <text:list-item>
          <text:p text:style-name="P10">Where should chopping and strategy control reside?</text:p>
        </text:list-item>
        <text:list-item>
          <text:p text:style-name="P10">Should the chopping be done in mfMultiply or as a proggy?</text:p>
        </text:list-item>
      </text:list>
      <text:p text:style-name="P5"/>
      <text:p text:style-name="P13"><text:span text:style-name="T3">How Many Accumulators?</text:span></text:p>
      <text:p text:style-name="P11"/>
      <text:p text:style-name="P12">Suppose we have T threads. <text:s/>One strategy is to chop the answer up into about T parts, and then call "slab" to multiply - i.e. do not chop A vertically nor B horizontally at all. <text:s/>Chopping in this dimension does save memory at a cost of Cfmt conversions and additions. <text:s/>Furthermore it allows for greater concurrency, although this increases the memory footpr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9-07-13T12:22:08.421757315</dc:date>
    <meta:editing-duration>P4DT6H54M11S</meta:editing-duration>
    <meta:editing-cycles>421</meta:editing-cycles>
    <meta:generator>LibreOffice/5.1.6.2$Linux_X86_64 LibreOffice_project/10m0$Build-2</meta:generator>
    <meta:printed-by>User </meta:printed-by>
    <meta:print-date>2012-07-06T16:23:45</meta:print-date>
    <meta:document-statistic meta:table-count="0" meta:image-count="0" meta:object-count="0" meta:page-count="1" meta:paragraph-count="17" meta:word-count="287" meta:character-count="1673" meta:non-whitespace-character-count="1405"/>
  </office:meta>
</office:document-meta>
</file>